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7.2mm"/>
    </style:style>
    <style:style style:name="co7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19.21mm"/>
    </style:style>
    <style:style style:name="co10" style:family="table-column">
      <style:table-column-properties fo:break-before="auto" style:column-width="15.73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9.98mm"/>
    </style:style>
    <style:style style:name="co13" style:family="table-column">
      <style:table-column-properties fo:break-before="auto" style:column-width="30mm"/>
    </style:style>
    <style:style style:name="co14" style:family="table-column">
      <style:table-column-properties fo:break-before="auto" style:column-width="21.5mm"/>
    </style:style>
    <style:style style:name="co15" style:family="table-column">
      <style:table-column-properties fo:break-before="auto" style:column-width="21.24mm"/>
    </style:style>
    <style:style style:name="co16" style:family="table-column">
      <style:table-column-properties fo:break-before="auto" style:column-width="20.92mm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terbefälle_20_Alter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8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Comma" style:data-style-name="N117">
      <style:table-cell-properties fo:background-color="#33ff99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omma" style:data-style-name="N117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"/>
    <style:style style:name="ce41" style:family="table-cell" style:parent-style-name="Default" style:data-style-name="N118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18"/>
    <style:style style:name="ce6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0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Excel_20_Built-in_20_Comma" style:data-style-name="N117">
      <style:table-cell-properties fo:background-color="#33ff99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Comma" style:data-style-name="N117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4"/>
    <style:style style:name="ce52" style:family="table-cell" style:parent-style-name="Default" style:data-style-name="N118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18"/>
    <style:style style:name="ce5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3">
        <office:forms form:automatic-focus="false" form:apply-design-mode="false"/>
        <table:table-column table:style-name="co13" table:default-cell-style-name="ce27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number-columns-repeated="1014" table:default-cell-style-name="Default"/>
        <table:table-row table:style-name="ro6">
          <table:table-cell table:style-name="ce16" office:value-type="string" calcext:value-type="string">
            <text:p>Alter</text:p>
            <text:p>N bis N + 9</text:p>
          </table:table-cell>
          <table:table-cell table:style-name="ce20" office:value-type="string" office:string-value="Gestorbene männlich" calcext:value-type="string">
            <text:p><text:s/>Gestorbene männ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20" office:value-type="string" office:string-value="Gestorbene weiblich" calcext:value-type="string">
            <text:p><text:s/>Gestorbene weib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6" office:value-type="string" calcext:value-type="string">
            <text:p>gesamt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Fälle m+w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Sterberate</text:p>
          </table:table-cell>
          <table:table-cell table:style-name="ce34" table:number-columns-repeated="1012"/>
          <table:table-cell table:number-columns-repeated="2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table:formula="of:=[$CFR.B2]" office:value-type="float" office:value="0" calcext:value-type="float">
            <text:p><text:s/>- </text:p>
          </table:table-cell>
          <table:table-cell table:style-name="ce31" table:formula="of:=[.B2]/[.B$13]" office:value-type="percentage" office:value="0" calcext:value-type="percentage">
            <text:p>0,00 %</text:p>
          </table:table-cell>
          <table:table-cell table:style-name="ce21" table:formula="of:=[$CFR.C2]" office:value-type="float" office:value="1" calcext:value-type="float">
            <text:p><text:s/>1 </text:p>
          </table:table-cell>
          <table:table-cell table:style-name="ce31" table:formula="of:=[.D2]/[.D$13]" office:value-type="percentage" office:value="0.000241254523522316" calcext:value-type="percentage">
            <text:p>0,02 %</text:p>
          </table:table-cell>
          <table:table-cell table:style-name="ce21" table:formula="of:=[.B2]+[.D2]" office:value-type="float" office:value="1" calcext:value-type="float">
            <text:p><text:s/>1 </text:p>
          </table:table-cell>
          <table:table-cell table:style-name="ce31" table:formula="of:=[.F2]/[.F$13]" office:value-type="percentage" office:value="0.000107422924051993" calcext:value-type="percentage">
            <text:p>0,01 %</text:p>
          </table:table-cell>
          <table:table-cell table:style-name="ce21" table:formula="of:=[$CFR.D2]" office:value-type="float" office:value="7966" calcext:value-type="float">
            <text:p><text:s/>7.966 </text:p>
          </table:table-cell>
          <table:table-cell table:style-name="ce31" table:formula="of:=[.H2]/[.H$13]" office:value-type="percentage" office:value="0.0342007307261323" calcext:value-type="percentage">
            <text:p>3,42 %</text:p>
          </table:table-cell>
          <table:table-cell table:style-name="ce33" table:formula="of:=[.F2]/[.H2]" office:value-type="percentage" office:value="0.000125533517449159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table:formula="of:=[$CFR.B3]" office:value-type="float" office:value="2" calcext:value-type="float">
            <text:p><text:s/>2 </text:p>
          </table:table-cell>
          <table:table-cell table:style-name="ce31" table:formula="of:=[.B3]/[.B$13]" office:value-type="percentage" office:value="0.000387296669248644" calcext:value-type="percentage">
            <text:p>0,04 %</text:p>
          </table:table-cell>
          <table:table-cell table:style-name="ce21" table:formula="of:=[$CFR.C3]" office:value-type="float" office:value="0" calcext:value-type="float">
            <text:p><text:s/>- </text:p>
          </table:table-cell>
          <table:table-cell table:style-name="ce31" table:formula="of:=[.D3]/[.D$13]" office:value-type="percentage" office:value="0" calcext:value-type="percentage">
            <text:p>0,00 %</text:p>
          </table:table-cell>
          <table:table-cell table:style-name="ce21" table:formula="of:=[.B3]+[.D3]" office:value-type="float" office:value="2" calcext:value-type="float">
            <text:p><text:s/>2 </text:p>
          </table:table-cell>
          <table:table-cell table:style-name="ce31" table:formula="of:=[.F3]/[.F$13]" office:value-type="percentage" office:value="0.000214845848103985" calcext:value-type="percentage">
            <text:p>0,02 %</text:p>
          </table:table-cell>
          <table:table-cell table:style-name="ce21" table:formula="of:=[$CFR.D3]" office:value-type="float" office:value="14719" calcext:value-type="float">
            <text:p><text:s/>14.719 </text:p>
          </table:table-cell>
          <table:table-cell table:style-name="ce31" table:formula="of:=[.H3]/[.H$13]" office:value-type="percentage" office:value="0.063193642425049" calcext:value-type="percentage">
            <text:p>6,32 %</text:p>
          </table:table-cell>
          <table:table-cell table:style-name="ce33" table:formula="of:=[.F3]/[.H3]" office:value-type="percentage" office:value="0.000135878796113866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table:formula="of:=[$CFR.B4]" office:value-type="float" office:value="7" calcext:value-type="float">
            <text:p><text:s/>7 </text:p>
          </table:table-cell>
          <table:table-cell table:style-name="ce31" table:formula="of:=[.B4]/[.B$13]" office:value-type="percentage" office:value="0.00135553834237026" calcext:value-type="percentage">
            <text:p>0,14 %</text:p>
          </table:table-cell>
          <table:table-cell table:style-name="ce21" table:formula="of:=[$CFR.C4]" office:value-type="float" office:value="3" calcext:value-type="float">
            <text:p><text:s/>3 </text:p>
          </table:table-cell>
          <table:table-cell table:style-name="ce31" table:formula="of:=[.D4]/[.D$13]" office:value-type="percentage" office:value="0.000723763570566948" calcext:value-type="percentage">
            <text:p>0,07 %</text:p>
          </table:table-cell>
          <table:table-cell table:style-name="ce21" table:formula="of:=[.B4]+[.D4]" office:value-type="float" office:value="10" calcext:value-type="float">
            <text:p><text:s/>10 </text:p>
          </table:table-cell>
          <table:table-cell table:style-name="ce31" table:formula="of:=[.F4]/[.F$13]" office:value-type="percentage" office:value="0.00107422924051993" calcext:value-type="percentage">
            <text:p>0,11 %</text:p>
          </table:table-cell>
          <table:table-cell table:style-name="ce21" table:formula="of:=[$CFR.D4]" office:value-type="float" office:value="38150" calcext:value-type="float">
            <text:p><text:s/>38.150 </text:p>
          </table:table-cell>
          <table:table-cell table:style-name="ce31" table:formula="of:=[.H4]/[.H$13]" office:value-type="percentage" office:value="0.163790845744658" calcext:value-type="percentage">
            <text:p>16,38 %</text:p>
          </table:table-cell>
          <table:table-cell table:style-name="ce33" table:formula="of:=[.F4]/[.H4]" office:value-type="percentage" office:value="0.000262123197903014" calcext:value-type="percentage">
            <text:p>0,03 %</text:p>
          </table:table-cell>
          <table:table-cell table:number-columns-repeated="1014"/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table:formula="of:=[$CFR.B5]" office:value-type="float" office:value="18" calcext:value-type="float">
            <text:p><text:s/>18 </text:p>
          </table:table-cell>
          <table:table-cell table:style-name="ce31" table:formula="of:=[.B5]/[.B$13]" office:value-type="percentage" office:value="0.0034856700232378" calcext:value-type="percentage">
            <text:p>0,35 %</text:p>
          </table:table-cell>
          <table:table-cell table:style-name="ce21" table:formula="of:=[$CFR.C5]" office:value-type="float" office:value="6" calcext:value-type="float">
            <text:p><text:s/>6 </text:p>
          </table:table-cell>
          <table:table-cell table:style-name="ce31" table:formula="of:=[.D5]/[.D$13]" office:value-type="percentage" office:value="0.0014475271411339" calcext:value-type="percentage">
            <text:p>0,14 %</text:p>
          </table:table-cell>
          <table:table-cell table:style-name="ce21" table:formula="of:=[.B5]+[.D5]" office:value-type="float" office:value="24" calcext:value-type="float">
            <text:p><text:s/>24 </text:p>
          </table:table-cell>
          <table:table-cell table:style-name="ce31" table:formula="of:=[.F5]/[.F$13]" office:value-type="percentage" office:value="0.00257815017724782" calcext:value-type="percentage">
            <text:p>0,26 %</text:p>
          </table:table-cell>
          <table:table-cell table:style-name="ce21" table:formula="of:=[$CFR.D5]" office:value-type="float" office:value="34736" calcext:value-type="float">
            <text:p><text:s/>34.736 </text:p>
          </table:table-cell>
          <table:table-cell table:style-name="ce31" table:formula="of:=[.H5]/[.H$13]" office:value-type="percentage" office:value="0.149133389719173" calcext:value-type="percentage">
            <text:p>14,91 %</text:p>
          </table:table-cell>
          <table:table-cell table:style-name="ce33" table:formula="of:=[.F5]/[.H5]" office:value-type="percentage" office:value="0.000690925840626439" calcext:value-type="percentage">
            <text:p>0,07 %</text:p>
          </table:table-cell>
          <table:table-cell table:number-columns-repeated="1014"/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table:formula="of:=[$CFR.B6]" office:value-type="float" office:value="59" calcext:value-type="float">
            <text:p><text:s/>59 </text:p>
          </table:table-cell>
          <table:table-cell table:style-name="ce31" table:formula="of:=[.B6]/[.B$13]" office:value-type="percentage" office:value="0.011425251742835" calcext:value-type="percentage">
            <text:p>1,14 %</text:p>
          </table:table-cell>
          <table:table-cell table:style-name="ce21" table:formula="of:=[$CFR.C6]" office:value-type="float" office:value="22" calcext:value-type="float">
            <text:p><text:s/>22 </text:p>
          </table:table-cell>
          <table:table-cell table:style-name="ce31" table:formula="of:=[.D6]/[.D$13]" office:value-type="percentage" office:value="0.00530759951749095" calcext:value-type="percentage">
            <text:p>0,53 %</text:p>
          </table:table-cell>
          <table:table-cell table:style-name="ce21" table:formula="of:=[.B6]+[.D6]" office:value-type="float" office:value="81" calcext:value-type="float">
            <text:p><text:s/>81 </text:p>
          </table:table-cell>
          <table:table-cell table:style-name="ce31" table:formula="of:=[.F6]/[.F$13]" office:value-type="percentage" office:value="0.00870125684821141" calcext:value-type="percentage">
            <text:p>0,87 %</text:p>
          </table:table-cell>
          <table:table-cell table:style-name="ce21" table:formula="of:=[$CFR.D6]" office:value-type="float" office:value="34442" calcext:value-type="float">
            <text:p><text:s/>34.442 </text:p>
          </table:table-cell>
          <table:table-cell table:style-name="ce31" table:formula="of:=[.H6]/[.H$13]" office:value-type="percentage" office:value="0.147871148339122" calcext:value-type="percentage">
            <text:p>14,79 %</text:p>
          </table:table-cell>
          <table:table-cell table:style-name="ce33" table:formula="of:=[.F6]/[.H6]" office:value-type="percentage" office:value="0.00235177980372801" calcext:value-type="percentage">
            <text:p>0,24 %</text:p>
          </table:table-cell>
          <table:table-cell table:number-columns-repeated="1014"/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table:formula="of:=[$CFR.B7]" office:value-type="float" office:value="246" calcext:value-type="float">
            <text:p><text:s/>246 </text:p>
          </table:table-cell>
          <table:table-cell table:style-name="ce31" table:formula="of:=[.B7]/[.B$13]" office:value-type="percentage" office:value="0.0476374903175833" calcext:value-type="percentage">
            <text:p>4,76 %</text:p>
          </table:table-cell>
          <table:table-cell table:style-name="ce21" table:formula="of:=[$CFR.C7]" office:value-type="float" office:value="90" calcext:value-type="float">
            <text:p><text:s/>90 </text:p>
          </table:table-cell>
          <table:table-cell table:style-name="ce31" table:formula="of:=[.D7]/[.D$13]" office:value-type="percentage" office:value="0.0217129071170084" calcext:value-type="percentage">
            <text:p>2,17 %</text:p>
          </table:table-cell>
          <table:table-cell table:style-name="ce21" table:formula="of:=[.B7]+[.D7]" office:value-type="float" office:value="336" calcext:value-type="float">
            <text:p><text:s/>336 </text:p>
          </table:table-cell>
          <table:table-cell table:style-name="ce31" table:formula="of:=[.F7]/[.F$13]" office:value-type="percentage" office:value="0.0360941024814695" calcext:value-type="percentage">
            <text:p>3,61 %</text:p>
          </table:table-cell>
          <table:table-cell table:style-name="ce21" table:formula="of:=[$CFR.D7]" office:value-type="float" office:value="43010" calcext:value-type="float">
            <text:p><text:s/>43.010 </text:p>
          </table:table-cell>
          <table:table-cell table:style-name="ce31" table:formula="of:=[.H7]/[.H$13]" office:value-type="percentage" office:value="0.184656468557739" calcext:value-type="percentage">
            <text:p>18,47 %</text:p>
          </table:table-cell>
          <table:table-cell table:style-name="ce33" table:formula="of:=[.F7]/[.H7]" office:value-type="percentage" office:value="0.00781213671239247" calcext:value-type="percentage">
            <text:p>0,78 %</text:p>
          </table:table-cell>
          <table:table-cell table:number-columns-repeated="1014"/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table:formula="of:=[$CFR.B8]" office:value-type="float" office:value="667" calcext:value-type="float">
            <text:p><text:s/>667 </text:p>
          </table:table-cell>
          <table:table-cell table:style-name="ce31" table:formula="of:=[.B8]/[.B$13]" office:value-type="percentage" office:value="0.129163439194423" calcext:value-type="percentage">
            <text:p>12,92 %</text:p>
          </table:table-cell>
          <table:table-cell table:style-name="ce21" table:formula="of:=[$CFR.C8]" office:value-type="float" office:value="237" calcext:value-type="float">
            <text:p><text:s/>237 </text:p>
          </table:table-cell>
          <table:table-cell table:style-name="ce31" table:formula="of:=[.D8]/[.D$13]" office:value-type="percentage" office:value="0.0571773220747889" calcext:value-type="percentage">
            <text:p>5,72 %</text:p>
          </table:table-cell>
          <table:table-cell table:style-name="ce21" table:formula="of:=[.B8]+[.D8]" office:value-type="float" office:value="904" calcext:value-type="float">
            <text:p><text:s/>904 </text:p>
          </table:table-cell>
          <table:table-cell table:style-name="ce31" table:formula="of:=[.F8]/[.F$13]" office:value-type="percentage" office:value="0.0971103233430014" calcext:value-type="percentage">
            <text:p>9,71 %</text:p>
          </table:table-cell>
          <table:table-cell table:style-name="ce21" table:formula="of:=[$CFR.D8]" office:value-type="float" office:value="22489" calcext:value-type="float">
            <text:p><text:s/>22.489 </text:p>
          </table:table-cell>
          <table:table-cell table:style-name="ce31" table:formula="of:=[.H8]/[.H$13]" office:value-type="percentage" office:value="0.0965528788978143" calcext:value-type="percentage">
            <text:p>9,66 %</text:p>
          </table:table-cell>
          <table:table-cell table:style-name="ce33" table:formula="of:=[.F8]/[.H8]" office:value-type="percentage" office:value="0.0401974298545956" calcext:value-type="percentage">
            <text:p>4,02 %</text:p>
          </table:table-cell>
          <table:table-cell table:number-columns-repeated="10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table:formula="of:=[$CFR.B9]" office:value-type="float" office:value="1414" calcext:value-type="float">
            <text:p><text:s/>1.414 </text:p>
          </table:table-cell>
          <table:table-cell table:style-name="ce31" table:formula="of:=[.B9]/[.B$13]" office:value-type="percentage" office:value="0.273818745158792" calcext:value-type="percentage">
            <text:p>27,38 %</text:p>
          </table:table-cell>
          <table:table-cell table:style-name="ce21" table:formula="of:=[$CFR.C9]" office:value-type="float" office:value="680" calcext:value-type="float">
            <text:p><text:s/>680 </text:p>
          </table:table-cell>
          <table:table-cell table:style-name="ce31" table:formula="of:=[.D9]/[.D$13]" office:value-type="percentage" office:value="0.164053075995175" calcext:value-type="percentage">
            <text:p>16,41 %</text:p>
          </table:table-cell>
          <table:table-cell table:style-name="ce21" table:formula="of:=[.B9]+[.D9]" office:value-type="float" office:value="2094" calcext:value-type="float">
            <text:p><text:s/>2.094 </text:p>
          </table:table-cell>
          <table:table-cell table:style-name="ce31" table:formula="of:=[.F9]/[.F$13]" office:value-type="percentage" office:value="0.224943602964873" calcext:value-type="percentage">
            <text:p>22,49 %</text:p>
          </table:table-cell>
          <table:table-cell table:style-name="ce21" table:formula="of:=[$CFR.D9]" office:value-type="float" office:value="15436" calcext:value-type="float">
            <text:p><text:s/>15.436 </text:p>
          </table:table-cell>
          <table:table-cell table:style-name="ce31" table:formula="of:=[.H9]/[.H$13]" office:value-type="percentage" office:value="0.0662719657906826" calcext:value-type="percentage">
            <text:p>6,63 %</text:p>
          </table:table-cell>
          <table:table-cell table:style-name="ce33" table:formula="of:=[.F9]/[.H9]" office:value-type="percentage" office:value="0.13565690593418" calcext:value-type="percentage">
            <text:p>13,57 %</text:p>
          </table:table-cell>
          <table:table-cell table:number-columns-repeated="1014"/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table:formula="of:=[$CFR.B10]" office:value-type="float" office:value="2157" calcext:value-type="float">
            <text:p><text:s/>2.157 </text:p>
          </table:table-cell>
          <table:table-cell table:style-name="ce31" table:formula="of:=[.B10]/[.B$13]" office:value-type="percentage" office:value="0.417699457784663" calcext:value-type="percentage">
            <text:p>41,77 %</text:p>
          </table:table-cell>
          <table:table-cell table:style-name="ce21" table:formula="of:=[$CFR.C10]" office:value-type="float" office:value="1954" calcext:value-type="float">
            <text:p><text:s/>1.954 </text:p>
          </table:table-cell>
          <table:table-cell table:style-name="ce31" table:formula="of:=[.D10]/[.D$13]" office:value-type="percentage" office:value="0.471411338962606" calcext:value-type="percentage">
            <text:p>47,14 %</text:p>
          </table:table-cell>
          <table:table-cell table:style-name="ce21" table:formula="of:=[.B10]+[.D10]" office:value-type="float" office:value="4111" calcext:value-type="float">
            <text:p><text:s/>4.111 </text:p>
          </table:table-cell>
          <table:table-cell table:style-name="ce31" table:formula="of:=[.F10]/[.F$13]" office:value-type="percentage" office:value="0.441615640777742" calcext:value-type="percentage">
            <text:p>44,16 %</text:p>
          </table:table-cell>
          <table:table-cell table:style-name="ce21" table:formula="of:=[$CFR.D10]" office:value-type="float" office:value="16422" calcext:value-type="float">
            <text:p><text:s/>16.422 </text:p>
          </table:table-cell>
          <table:table-cell table:style-name="ce31" table:formula="of:=[.H10]/[.H$13]" office:value-type="percentage" office:value="0.0705051970856821" calcext:value-type="percentage">
            <text:p>7,05 %</text:p>
          </table:table-cell>
          <table:table-cell table:style-name="ce33" table:formula="of:=[.F10]/[.H10]" office:value-type="percentage" office:value="0.250334916575326" calcext:value-type="percentage">
            <text:p>25,03 %</text:p>
          </table:table-cell>
          <table:table-cell table:number-columns-repeated="1014"/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table:formula="of:=[$CFR.B11]" office:value-type="float" office:value="588" calcext:value-type="float">
            <text:p><text:s/>588 </text:p>
          </table:table-cell>
          <table:table-cell table:style-name="ce31" table:formula="of:=[.B11]/[.B$13]" office:value-type="percentage" office:value="0.113865220759101" calcext:value-type="percentage">
            <text:p>11,39 %</text:p>
          </table:table-cell>
          <table:table-cell table:style-name="ce21" table:formula="of:=[$CFR.C11]" office:value-type="float" office:value="1106" calcext:value-type="float">
            <text:p><text:s/>1.106 </text:p>
          </table:table-cell>
          <table:table-cell table:style-name="ce31" table:formula="of:=[.D11]/[.D$13]" office:value-type="percentage" office:value="0.266827503015682" calcext:value-type="percentage">
            <text:p>26,68 %</text:p>
          </table:table-cell>
          <table:table-cell table:style-name="ce21" table:formula="of:=[.B11]+[.D11]" office:value-type="float" office:value="1694" calcext:value-type="float">
            <text:p><text:s/>1.694 </text:p>
          </table:table-cell>
          <table:table-cell table:style-name="ce31" table:formula="of:=[.F11]/[.F$13]" office:value-type="percentage" office:value="0.181974433344076" calcext:value-type="percentage">
            <text:p>18,20 %</text:p>
          </table:table-cell>
          <table:table-cell table:style-name="ce21" table:formula="of:=[$CFR.D11]" office:value-type="float" office:value="5388" calcext:value-type="float">
            <text:p><text:s/>5.388 </text:p>
          </table:table-cell>
          <table:table-cell table:style-name="ce31" table:formula="of:=[.H11]/[.H$13]" office:value-type="percentage" office:value="0.0231325052915391" calcext:value-type="percentage">
            <text:p>2,31 %</text:p>
          </table:table-cell>
          <table:table-cell table:style-name="ce33" table:formula="of:=[.F11]/[.H11]" office:value-type="percentage" office:value="0.314402375649592" calcext:value-type="percentage">
            <text:p>31,44 %</text:p>
          </table:table-cell>
          <table:table-cell table:number-columns-repeated="1014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table:formula="of:=[$CFR.B12]" office:value-type="float" office:value="6" calcext:value-type="float">
            <text:p><text:s/>6 </text:p>
          </table:table-cell>
          <table:table-cell table:style-name="ce31" table:formula="of:=[.B12]/[.B$13]" office:value-type="percentage" office:value="0.00116189000774593" calcext:value-type="percentage">
            <text:p>0,12 %</text:p>
          </table:table-cell>
          <table:table-cell table:style-name="ce21" table:formula="of:=[$CFR.C12]" office:value-type="float" office:value="46" calcext:value-type="float">
            <text:p><text:s/>46 </text:p>
          </table:table-cell>
          <table:table-cell table:style-name="ce31" table:formula="of:=[.D12]/[.D$13]" office:value-type="percentage" office:value="0.0110977080820265" calcext:value-type="percentage">
            <text:p>1,11 %</text:p>
          </table:table-cell>
          <table:table-cell table:style-name="ce21" table:formula="of:=[.B12]+[.D12]" office:value-type="float" office:value="52" calcext:value-type="float">
            <text:p><text:s/>52 </text:p>
          </table:table-cell>
          <table:table-cell table:style-name="ce31" table:formula="of:=[.F12]/[.F$13]" office:value-type="percentage" office:value="0.00558599205070362" calcext:value-type="percentage">
            <text:p>0,56 %</text:p>
          </table:table-cell>
          <table:table-cell table:style-name="ce21" table:formula="of:=[$CFR.D12]" office:value-type="float" office:value="161" calcext:value-type="float">
            <text:p><text:s/>161 </text:p>
          </table:table-cell>
          <table:table-cell table:style-name="ce31" table:formula="of:=[.H12]/[.H$13]" office:value-type="percentage" office:value="0.000691227422408648" calcext:value-type="percentage">
            <text:p>0,07 %</text:p>
          </table:table-cell>
          <table:table-cell table:style-name="ce33" table:formula="of:=[.F12]/[.H12]" office:value-type="percentage" office:value="0.322981366459627" calcext:value-type="percentage">
            <text:p>32,30 %</text:p>
          </table:table-cell>
          <table:table-cell table:number-columns-repeated="1014"/>
        </table:table-row>
        <table:table-row table:style-name="ro2">
          <table:table-cell table:style-name="ce26" office:value-type="string" calcext:value-type="string">
            <text:p>Summe</text:p>
          </table:table-cell>
          <table:table-cell table:style-name="ce30" table:formula="of:=SUM([.B2:.B12])" office:value-type="float" office:value="5164" calcext:value-type="float">
            <text:p><text:s/>5.164 </text:p>
          </table:table-cell>
          <table:table-cell table:style-name="ce32"/>
          <table:table-cell table:style-name="ce30" table:formula="of:=SUM([.D2:.D12])" office:value-type="float" office:value="4145" calcext:value-type="float">
            <text:p><text:s/>4.145 </text:p>
          </table:table-cell>
          <table:table-cell table:style-name="ce32"/>
          <table:table-cell table:style-name="ce30" table:formula="of:=SUM([.F2:.F12])" office:value-type="float" office:value="9309" calcext:value-type="float">
            <text:p><text:s/>9.309 </text:p>
          </table:table-cell>
          <table:table-cell table:style-name="ce30"/>
          <table:table-cell table:style-name="ce30" table:formula="of:=SUM([.H2:.H12])" office:value-type="float" office:value="232919" calcext:value-type="float">
            <text:p><text:s/>232.919 </text:p>
          </table:table-cell>
          <table:table-cell table:style-name="ce30"/>
          <table:table-cell table:style-name="ce33" table:formula="of:=[.F13]/[.H13]" office:value-type="percentage" office:value="0.0399666836969075" calcext:value-type="percentage">
            <text:p>4,00 %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5" table:number-columns-repeated="4" table:default-cell-style-name="Default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" calcext:value-type="float">
            <text:p><text:s/>1 </text:p>
          </table:table-cell>
          <table:table-cell table:style-name="ce21" office:value-type="float" office:value="7966" calcext:value-type="float">
            <text:p><text:s/>7.966 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2" calcext:value-type="float">
            <text:p><text:s/>2 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4719" calcext:value-type="float">
            <text:p><text:s/>14.719 </text:p>
          </table:table-cell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7" calcext:value-type="float">
            <text:p><text:s/>7 </text:p>
          </table:table-cell>
          <table:table-cell table:style-name="ce21" office:value-type="float" office:value="3" calcext:value-type="float">
            <text:p><text:s/>3 </text:p>
          </table:table-cell>
          <table:table-cell table:style-name="ce21" office:value-type="float" office:value="38150" calcext:value-type="float">
            <text:p><text:s/>38.150 </text:p>
          </table:table-cell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office:value-type="float" office:value="18" calcext:value-type="float">
            <text:p><text:s/>18 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21" office:value-type="float" office:value="34736" calcext:value-type="float">
            <text:p><text:s/>34.736 </text:p>
          </table:table-cell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office:value-type="float" office:value="59" calcext:value-type="float">
            <text:p><text:s/>59 </text:p>
          </table:table-cell>
          <table:table-cell table:style-name="ce21" office:value-type="float" office:value="22" calcext:value-type="float">
            <text:p><text:s/>22 </text:p>
          </table:table-cell>
          <table:table-cell table:style-name="ce21" office:value-type="float" office:value="34442" calcext:value-type="float">
            <text:p><text:s/>34.442 </text:p>
          </table:table-cell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office:value-type="float" office:value="246" calcext:value-type="float">
            <text:p><text:s/>246 </text:p>
          </table:table-cell>
          <table:table-cell table:style-name="ce21" office:value-type="float" office:value="90" calcext:value-type="float">
            <text:p><text:s/>90 </text:p>
          </table:table-cell>
          <table:table-cell table:style-name="ce21" office:value-type="float" office:value="43010" calcext:value-type="float">
            <text:p><text:s/>43.010 </text:p>
          </table:table-cell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office:value-type="float" office:value="667" calcext:value-type="float">
            <text:p><text:s/>667 </text:p>
          </table:table-cell>
          <table:table-cell table:style-name="ce21" office:value-type="float" office:value="237" calcext:value-type="float">
            <text:p><text:s/>237 </text:p>
          </table:table-cell>
          <table:table-cell table:style-name="ce21" office:value-type="float" office:value="22489" calcext:value-type="float">
            <text:p><text:s/>22.489 </text:p>
          </table:table-cell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1414" calcext:value-type="float">
            <text:p><text:s/>1.414 </text:p>
          </table:table-cell>
          <table:table-cell table:style-name="ce21" office:value-type="float" office:value="680" calcext:value-type="float">
            <text:p><text:s/>680 </text:p>
          </table:table-cell>
          <table:table-cell table:style-name="ce21" office:value-type="float" office:value="15436" calcext:value-type="float">
            <text:p><text:s/>15.436 </text:p>
          </table:table-cell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office:value-type="float" office:value="2157" calcext:value-type="float">
            <text:p><text:s/>2.157 </text:p>
          </table:table-cell>
          <table:table-cell table:style-name="ce21" office:value-type="float" office:value="1954" calcext:value-type="float">
            <text:p><text:s/>1.954 </text:p>
          </table:table-cell>
          <table:table-cell table:style-name="ce21" office:value-type="float" office:value="16422" calcext:value-type="float">
            <text:p><text:s/>16.422 </text:p>
          </table:table-cell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588" calcext:value-type="float">
            <text:p><text:s/>588 </text:p>
          </table:table-cell>
          <table:table-cell table:style-name="ce21" office:value-type="float" office:value="1106" calcext:value-type="float">
            <text:p><text:s/>1.106 </text:p>
          </table:table-cell>
          <table:table-cell table:style-name="ce21" office:value-type="float" office:value="5388" calcext:value-type="float">
            <text:p><text:s/>5.388 </text:p>
          </table:table-cell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21" office:value-type="float" office:value="46" calcext:value-type="float">
            <text:p><text:s/>46 </text:p>
          </table:table-cell>
          <table:table-cell table:style-name="ce21" office:value-type="float" office:value="161" calcext:value-type="float">
            <text:p><text:s/>161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6" table:default-cell-style-name="Default"/>
        <table:table-column table:style-name="co7" table:number-columns-repeated="11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58" calcext:value-type="float">
            <text:p>258</text:p>
          </table:table-cell>
          <table:table-cell office:value-type="float" office:value="869" calcext:value-type="float">
            <text:p>869</text:p>
          </table:table-cell>
          <table:table-cell office:value-type="float" office:value="1082" calcext:value-type="float">
            <text:p>1082</text:p>
          </table:table-cell>
          <table:table-cell office:value-type="float" office:value="1314" calcext:value-type="float">
            <text:p>1314</text:p>
          </table:table-cell>
          <table:table-cell office:value-type="float" office:value="1727" calcext:value-type="float">
            <text:p>1727</text:p>
          </table:table-cell>
          <table:table-cell office:value-type="float" office:value="670" calcext:value-type="float">
            <text:p>670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office:value-type="float" office:value="791" calcext:value-type="float">
            <text:p>791</text:p>
          </table:table-cell>
          <table:table-cell office:value-type="float" office:value="3448" calcext:value-type="float">
            <text:p>3448</text:p>
          </table:table-cell>
          <table:table-cell office:value-type="float" office:value="3808" calcext:value-type="float">
            <text:p>3808</text:p>
          </table:table-cell>
          <table:table-cell office:value-type="float" office:value="3903" calcext:value-type="float">
            <text:p>3903</text:p>
          </table:table-cell>
          <table:table-cell office:value-type="float" office:value="5697" calcext:value-type="float">
            <text:p>5697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5" calcext:value-type="float">
            <text:p>505</text:p>
          </table:table-cell>
          <table:table-cell office:value-type="float" office:value="1319" calcext:value-type="float">
            <text:p>1319</text:p>
          </table:table-cell>
          <table:table-cell office:value-type="float" office:value="4967" calcext:value-type="float">
            <text:p>4967</text:p>
          </table:table-cell>
          <table:table-cell office:value-type="float" office:value="5029" calcext:value-type="float">
            <text:p>5029</text:p>
          </table:table-cell>
          <table:table-cell office:value-type="float" office:value="5251" calcext:value-type="float">
            <text:p>5251</text:p>
          </table:table-cell>
          <table:table-cell office:value-type="float" office:value="7597" calcext:value-type="float">
            <text:p>7597</text:p>
          </table:table-cell>
          <table:table-cell office:value-type="float" office:value="4173" calcext:value-type="float">
            <text:p>4173</text:p>
          </table:table-cell>
          <table:table-cell office:value-type="float" office:value="2731" calcext:value-type="float">
            <text:p>2731</text:p>
          </table:table-cell>
          <table:table-cell office:value-type="float" office:value="2027" calcext:value-type="float">
            <text:p>2027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9" calcext:value-type="float">
            <text:p>4729</text:p>
          </table:table-cell>
          <table:table-cell office:value-type="float" office:value="4616" calcext:value-type="float">
            <text:p>4616</text:p>
          </table:table-cell>
          <table:table-cell office:value-type="float" office:value="5032" calcext:value-type="float">
            <text:p>5032</text:p>
          </table:table-cell>
          <table:table-cell office:value-type="float" office:value="7378" calcext:value-type="float">
            <text:p>7378</text:p>
          </table:table-cell>
          <table:table-cell office:value-type="float" office:value="4484" calcext:value-type="float">
            <text:p>4484</text:p>
          </table:table-cell>
          <table:table-cell office:value-type="float" office:value="3204" calcext:value-type="float">
            <text:p>3204</text:p>
          </table:table-cell>
          <table:table-cell office:value-type="float" office:value="3412" calcext:value-type="float">
            <text:p>3412</text:p>
          </table:table-cell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1160" calcext:value-type="float">
            <text:p>1160</text:p>
          </table:table-cell>
          <table:table-cell office:value-type="float" office:value="3661" calcext:value-type="float">
            <text:p>3661</text:p>
          </table:table-cell>
          <table:table-cell office:value-type="float" office:value="3406" calcext:value-type="float">
            <text:p>3406</text:p>
          </table:table-cell>
          <table:table-cell office:value-type="float" office:value="3593" calcext:value-type="float">
            <text:p>3593</text:p>
          </table:table-cell>
          <table:table-cell office:value-type="float" office:value="5219" calcext:value-type="float">
            <text:p>5219</text:p>
          </table:table-cell>
          <table:table-cell office:value-type="float" office:value="2914" calcext:value-type="float">
            <text:p>2914</text:p>
          </table:table-cell>
          <table:table-cell office:value-type="float" office:value="2361" calcext:value-type="float">
            <text:p>2361</text:p>
          </table:table-cell>
          <table:table-cell office:value-type="float" office:value="3144" calcext:value-type="float">
            <text:p>3144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4" calcext:value-type="float">
            <text:p>804</text:p>
          </table:table-cell>
          <table:table-cell office:value-type="float" office:value="2828" calcext:value-type="float">
            <text:p>2828</text:p>
          </table:table-cell>
          <table:table-cell office:value-type="float" office:value="2182" calcext:value-type="float">
            <text:p>2182</text:p>
          </table:table-cell>
          <table:table-cell office:value-type="float" office:value="2191" calcext:value-type="float">
            <text:p>2191</text:p>
          </table:table-cell>
          <table:table-cell office:value-type="float" office:value="3119" calcext:value-type="float">
            <text:p>3119</text:p>
          </table:table-cell>
          <table:table-cell office:value-type="float" office:value="1743" calcext:value-type="float">
            <text:p>1743</text:p>
          </table:table-cell>
          <table:table-cell office:value-type="float" office:value="1486" calcext:value-type="float">
            <text:p>1486</text:p>
          </table:table-cell>
          <table:table-cell office:value-type="float" office:value="2110" calcext:value-type="float">
            <text:p>2110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9" calcext:value-type="float">
            <text:p>589</text:p>
          </table:table-cell>
          <table:table-cell office:value-type="float" office:value="1953" calcext:value-type="float">
            <text:p>1953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6" calcext:value-type="float">
            <text:p>1506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6" calcext:value-type="float">
            <text:p>1026</text:p>
          </table:table-cell>
          <table:table-cell office:value-type="float" office:value="925" calcext:value-type="float">
            <text:p>925</text:p>
          </table:table-cell>
          <table:table-cell office:value-type="float" office:value="1204" calcext:value-type="float">
            <text:p>1204</text:p>
          </table:table-cell>
          <table:table-cell office:value-type="float" office:value="673" calcext:value-type="float">
            <text:p>673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382" calcext:value-type="float">
            <text:p>382</text:p>
          </table:table-cell>
          <table:table-cell office:value-type="float" office:value="1029" calcext:value-type="float">
            <text:p>1029</text:p>
          </table:table-cell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office:value-type="float" office:value="1027" calcext:value-type="float">
            <text:p>1027</text:p>
          </table:table-cell>
          <table:table-cell office:value-type="float" office:value="539" calcext:value-type="float">
            <text:p>539</text:p>
          </table:table-cell>
          <table:table-cell office:value-type="float" office:value="480" calcext:value-type="float">
            <text:p>480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1" calcext:value-type="float">
            <text:p>681</text:p>
          </table:table-cell>
          <table:table-cell office:value-type="float" office:value="727" calcext:value-type="float">
            <text:p>727</text:p>
          </table:table-cell>
          <table:table-cell office:value-type="float" office:value="382" calcext:value-type="float">
            <text:p>382</text:p>
          </table:table-cell>
          <table:table-cell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2" calcext:value-type="float">
            <text:p>662</text:p>
          </table:table-cell>
          <table:table-cell office:value-type="float" office:value="596" calcext:value-type="float">
            <text:p>596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4" calcext:value-type="float">
            <text:p>604</text:p>
          </table:table-cell>
          <table:table-cell office:value-type="float" office:value="505" calcext:value-type="float">
            <text:p>505</text:p>
          </table:table-cell>
          <table:table-cell office:value-type="float" office:value="424" calcext:value-type="float">
            <text:p>424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63" calcext:value-type="float">
            <text:p>263</text:p>
          </table:table-cell>
          <table:table-cell office:value-type="float" office:value="447" calcext:value-type="float">
            <text:p>447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6" calcext:value-type="float">
            <text:p>416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5" calcext:value-type="float">
            <text:p>765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office:value-type="float" office:value="578" calcext:value-type="float">
            <text:p>578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2" calcext:value-type="float">
            <text:p>572</text:p>
          </table:table-cell>
          <table:table-cell office:value-type="float" office:value="485" calcext:value-type="float">
            <text:p>485</text:p>
          </table:table-cell>
          <table:table-cell office:value-type="float" office:value="437" calcext:value-type="float">
            <text:p>437</text:p>
          </table:table-cell>
          <table:table-cell office:value-type="float" office:value="340" calcext:value-type="float">
            <text:p>340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7" calcext:value-type="float">
            <text:p>277</text:p>
          </table:table-cell>
          <table:table-cell office:value-type="float" office:value="342" calcext:value-type="float">
            <text:p>342</text:p>
          </table:table-cell>
          <table:table-cell office:value-type="float" office:value="606" calcext:value-type="float">
            <text:p>606</text:p>
          </table:table-cell>
          <table:table-cell office:value-type="float" office:value="545" calcext:value-type="float">
            <text:p>545</text:p>
          </table:table-cell>
          <table:table-cell office:value-type="float" office:value="486" calcext:value-type="float">
            <text:p>486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439" calcext:value-type="float">
            <text:p>439</text:p>
          </table:table-cell>
          <table:table-cell office:value-type="float" office:value="779" calcext:value-type="float">
            <text:p>779</text:p>
          </table:table-cell>
          <table:table-cell office:value-type="float" office:value="732" calcext:value-type="float">
            <text:p>732</text:p>
          </table:table-cell>
          <table:table-cell office:value-type="float" office:value="754" calcext:value-type="float">
            <text:p>754</text:p>
          </table:table-cell>
          <table:table-cell office:value-type="float" office:value="531" calcext:value-type="float">
            <text:p>531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615" calcext:value-type="float">
            <text:p>615</text:p>
          </table:table-cell>
          <table:table-cell office:value-type="float" office:value="1020" calcext:value-type="float">
            <text:p>1020</text:p>
          </table:table-cell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2" calcext:value-type="float">
            <text:p>472</text:p>
          </table:table-cell>
          <table:table-cell office:value-type="float" office:value="907" calcext:value-type="float">
            <text:p>907</text:p>
          </table:table-cell>
          <table:table-cell office:value-type="float" office:value="1341" calcext:value-type="float">
            <text:p>1341</text:p>
          </table:table-cell>
          <table:table-cell office:value-type="float" office:value="1023" calcext:value-type="float">
            <text:p>1023</text:p>
          </table:table-cell>
          <table:table-cell office:value-type="float" office:value="934" calcext:value-type="float">
            <text:p>934</text:p>
          </table:table-cell>
          <table:table-cell office:value-type="float" office:value="722" calcext:value-type="float">
            <text:p>722</text:p>
          </table:table-cell>
          <table:table-cell office:value-type="float" office:value="322" calcext:value-type="float">
            <text:p>322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1279" calcext:value-type="float">
            <text:p>1279</text:p>
          </table:table-cell>
          <table:table-cell office:value-type="float" office:value="1993" calcext:value-type="float">
            <text:p>1993</text:p>
          </table:table-cell>
          <table:table-cell office:value-type="float" office:value="1336" calcext:value-type="float">
            <text:p>1336</text:p>
          </table:table-cell>
          <table:table-cell office:value-type="float" office:value="1205" calcext:value-type="float">
            <text:p>1205</text:p>
          </table:table-cell>
          <table:table-cell office:value-type="float" office:value="791" calcext:value-type="float">
            <text:p>791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2" calcext:value-type="float">
            <text:p>662</text:p>
          </table:table-cell>
          <table:table-cell office:value-type="float" office:value="1450" calcext:value-type="float">
            <text:p>1450</text:p>
          </table:table-cell>
          <table:table-cell office:value-type="float" office:value="2722" calcext:value-type="float">
            <text:p>2722</text:p>
          </table:table-cell>
          <table:table-cell office:value-type="float" office:value="1686" calcext:value-type="float">
            <text:p>1686</text:p>
          </table:table-cell>
          <table:table-cell office:value-type="float" office:value="1392" calcext:value-type="float">
            <text:p>1392</text:p>
          </table:table-cell>
          <table:table-cell office:value-type="float" office:value="986" calcext:value-type="float">
            <text:p>986</text:p>
          </table:table-cell>
          <table:table-cell office:value-type="float" office:value="357" calcext:value-type="float">
            <text:p>357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48" calcext:value-type="float">
            <text:p>548</text:p>
          </table:table-cell>
          <table:table-cell office:value-type="float" office:value="1274" calcext:value-type="float">
            <text:p>1274</text:p>
          </table:table-cell>
          <table:table-cell office:value-type="float" office:value="2456" calcext:value-type="float">
            <text:p>2456</text:p>
          </table:table-cell>
          <table:table-cell office:value-type="float" office:value="1519" calcext:value-type="float">
            <text:p>1519</text:p>
          </table:table-cell>
          <table:table-cell office:value-type="float" office:value="1225" calcext:value-type="float">
            <text:p>1225</text:p>
          </table:table-cell>
          <table:table-cell office:value-type="float" office:value="865" calcext:value-type="float">
            <text:p>865</text:p>
          </table:table-cell>
          <table:table-cell office:value-type="float" office:value="367" calcext:value-type="float">
            <text:p>367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3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Kw34" table:style-name="ta2">
        <table:table-column table:style-name="co5" table:default-cell-style-name="ce17"/>
        <table:table-column table:style-name="co5" table:number-columns-repeated="3" table:default-cell-style-name="ce21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<text:s/>59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3" calcext:value-type="float">
            <text:p><text:s/>243 </text:p>
          </table:table-cell>
          <table:table-cell office:value-type="float" office:value="89" calcext:value-type="float">
            <text:p><text:s/>89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<text:s/>660 </text:p>
          </table:table-cell>
          <table:table-cell office:value-type="float" office:value="235" calcext:value-type="float">
            <text:p><text:s/>235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403" calcext:value-type="float">
            <text:p><text:s/>1.403 </text:p>
          </table:table-cell>
          <table:table-cell office:value-type="float" office:value="680" calcext:value-type="float">
            <text:p><text:s/>680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53" calcext:value-type="float">
            <text:p><text:s/>2.153 </text:p>
          </table:table-cell>
          <table:table-cell office:value-type="float" office:value="1947" calcext:value-type="float">
            <text:p><text:s/>1.947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85" calcext:value-type="float">
            <text:p><text:s/>585 </text:p>
          </table:table-cell>
          <table:table-cell office:value-type="float" office:value="1104" calcext:value-type="float">
            <text:p><text:s/>1.104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w30" table:style-name="ta2">
        <table:table-column table:style-name="co5" table:default-cell-style-name="ce17"/>
        <table:table-column table:style-name="co5" table:number-columns-repeated="3" table:default-cell-style-name="ce21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<text:s/>57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<text:s/>240 </text:p>
          </table:table-cell>
          <table:table-cell office:value-type="float" office:value="86" calcext:value-type="float">
            <text:p><text:s/>86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7" calcext:value-type="float">
            <text:p><text:s/>647 </text:p>
          </table:table-cell>
          <table:table-cell office:value-type="float" office:value="233" calcext:value-type="float">
            <text:p><text:s/>233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82" calcext:value-type="float">
            <text:p><text:s/>1.382 </text:p>
          </table:table-cell>
          <table:table-cell office:value-type="float" office:value="670" calcext:value-type="float">
            <text:p><text:s/>670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14" calcext:value-type="float">
            <text:p><text:s/>2.114 </text:p>
          </table:table-cell>
          <table:table-cell office:value-type="float" office:value="1917" calcext:value-type="float">
            <text:p><text:s/>1.917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70" calcext:value-type="float">
            <text:p><text:s/>570 </text:p>
          </table:table-cell>
          <table:table-cell office:value-type="float" office:value="1091" calcext:value-type="float">
            <text:p><text:s/>1.091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w26" table:style-name="ta2">
        <table:table-column table:style-name="co5" table:default-cell-style-name="ce17"/>
        <table:table-column table:style-name="co5" table:number-columns-repeated="3" table:default-cell-style-name="ce21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<text:s/>233 </text:p>
          </table:table-cell>
          <table:table-cell office:value-type="float" office:value="84" calcext:value-type="float">
            <text:p><text:s/>84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30" calcext:value-type="float">
            <text:p><text:s/>630 </text:p>
          </table:table-cell>
          <table:table-cell office:value-type="float" office:value="224" calcext:value-type="float">
            <text:p><text:s/>224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59" calcext:value-type="float">
            <text:p><text:s/>1.359 </text:p>
          </table:table-cell>
          <table:table-cell office:value-type="float" office:value="659" calcext:value-type="float">
            <text:p><text:s/>659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94" calcext:value-type="float">
            <text:p><text:s/>2.094 </text:p>
          </table:table-cell>
          <table:table-cell office:value-type="float" office:value="1884" calcext:value-type="float">
            <text:p><text:s/>1.884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<text:s/>562 </text:p>
          </table:table-cell>
          <table:table-cell office:value-type="float" office:value="1068" calcext:value-type="float">
            <text:p><text:s/>1.068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34_K30" table:style-name="ta2">
        <table:table-column table:style-name="co5" table:default-cell-style-name="Default"/>
        <table:table-column table:style-name="co8" table:visibility="collapse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51"/>
        <table:table-column table:style-name="co12" table:number-columns-repeated="2" table:default-cell-style-name="ce55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  <table:table-cell table:style-name="ce16" office:value-type="string" calcext:value-type="string">
            <text:p>Deaths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Prognose</text:p>
          </table:table-cell>
          <table:table-cell table:style-name="ce49" office:value-type="string" calcext:value-type="string">
            <text:p>SD</text:p>
          </table:table-cell>
          <table:table-cell table:number-columns-repeated="2" table:style-name="ce52" office:value-type="string" calcext:value-type="string">
            <text:p>CI 95</text:p>
          </table:table-cell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table:formula="of:=[$Kw34.B2]-[$Kw30.B2]" office:value-type="float" office:value="0" calcext:value-type="float">
            <text:p><text:s/>- </text:p>
          </table:table-cell>
          <table:table-cell table:style-name="ce21" table:formula="of:=[$Kw34.C2]-[$Kw30.C2]" office:value-type="float" office:value="0" calcext:value-type="float">
            <text:p><text:s/>- </text:p>
          </table:table-cell>
          <table:table-cell table:style-name="ce21" office:value-type="float" office:value="1078" calcext:value-type="float">
            <text:p><text:s/>1.078 </text:p>
          </table:table-cell>
          <table:table-cell table:style-name="ce46" table:formula="of:=[.B2]+[.C2]" office:value-type="float" office:value="0" calcext:value-type="float">
            <text:p><text:s/>- </text:p>
          </table:table-cell>
          <table:table-cell table:style-name="ce48" office:value-type="float" office:value="0.000125533517449159" calcext:value-type="float">
            <text:p>0,0001</text:p>
          </table:table-cell>
          <table:table-cell table:style-name="ce21" table:formula="of:=[.D2]*[.F2]" office:value-type="float" office:value="0.135325131810193" calcext:value-type="float">
            <text:p><text:s/>0 </text:p>
          </table:table-cell>
          <table:table-cell table:style-name="ce50" table:formula="of:=SQRT((1-[.F2])*[.F2]*[.D2])" office:value-type="float" office:value="0.367842553234938" calcext:value-type="float">
            <text:p>0,4</text:p>
          </table:table-cell>
          <table:table-cell table:style-name="ce53" table:formula="of:=[.G2]-1.96*[.H2]" office:value-type="float" office:value="-0.585646272530285" calcext:value-type="float">
            <text:p>-1</text:p>
          </table:table-cell>
          <table:table-cell table:style-name="ce53" table:formula="of:=[.G2]+1.96*[.H2]" office:value-type="float" office:value="0.856296536150671" calcext:value-type="float">
            <text:p>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table:formula="of:=[$Kw34.B3]-[$Kw30.B3]" office:value-type="float" office:value="0" calcext:value-type="float">
            <text:p><text:s/>- </text:p>
          </table:table-cell>
          <table:table-cell table:style-name="ce21" table:formula="of:=[$Kw34.C3]-[$Kw30.C3]" office:value-type="float" office:value="0" calcext:value-type="float">
            <text:p><text:s/>- </text:p>
          </table:table-cell>
          <table:table-cell table:style-name="ce21" office:value-type="float" office:value="1242" calcext:value-type="float">
            <text:p><text:s/>1.242 </text:p>
          </table:table-cell>
          <table:table-cell table:style-name="ce46" table:formula="of:=[.B3]+[.C3]" office:value-type="float" office:value="0" calcext:value-type="float">
            <text:p><text:s/>- </text:p>
          </table:table-cell>
          <table:table-cell table:style-name="ce48" office:value-type="float" office:value="0.000135878796113866" calcext:value-type="float">
            <text:p>0,0001</text:p>
          </table:table-cell>
          <table:table-cell table:style-name="ce21" table:formula="of:=[.D3]*[.F3]" office:value-type="float" office:value="0.168761464773422" calcext:value-type="float">
            <text:p><text:s/>0 </text:p>
          </table:table-cell>
          <table:table-cell table:style-name="ce50" table:formula="of:=SQRT((1-[.F3])*[.F3]*[.D3])" office:value-type="float" office:value="0.410777961517847" calcext:value-type="float">
            <text:p>0,4</text:p>
          </table:table-cell>
          <table:table-cell table:style-name="ce53" table:formula="of:=[.G3]-1.96*[.H3]" office:value-type="float" office:value="-0.636363339801558" calcext:value-type="float">
            <text:p>-1</text:p>
          </table:table-cell>
          <table:table-cell table:style-name="ce53" table:formula="of:=[.G3]+1.96*[.H3]" office:value-type="float" office:value="0.973886269348402" calcext:value-type="float">
            <text:p>1</text:p>
          </table:table-cell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table:formula="of:=[$Kw34.B4]-[$Kw30.B4]" office:value-type="float" office:value="0" calcext:value-type="float">
            <text:p><text:s/>- </text:p>
          </table:table-cell>
          <table:table-cell table:style-name="ce21" table:formula="of:=[$Kw34.C4]-[$Kw30.C4]" office:value-type="float" office:value="0" calcext:value-type="float">
            <text:p><text:s/>- </text:p>
          </table:table-cell>
          <table:table-cell table:style-name="ce21" office:value-type="float" office:value="2364" calcext:value-type="float">
            <text:p><text:s/>2.364 </text:p>
          </table:table-cell>
          <table:table-cell table:style-name="ce46" table:formula="of:=[.B4]+[.C4]" office:value-type="float" office:value="0" calcext:value-type="float">
            <text:p><text:s/>- </text:p>
          </table:table-cell>
          <table:table-cell table:style-name="ce48" office:value-type="float" office:value="0.000262123197903014" calcext:value-type="float">
            <text:p>0,0003</text:p>
          </table:table-cell>
          <table:table-cell table:style-name="ce21" table:formula="of:=[.D4]*[.F4]" office:value-type="float" office:value="0.619659239842725" calcext:value-type="float">
            <text:p><text:s/>1 </text:p>
          </table:table-cell>
          <table:table-cell table:style-name="ce50" table:formula="of:=SQRT((1-[.F4])*[.F4]*[.D4])" office:value-type="float" office:value="0.787081198340532" calcext:value-type="float">
            <text:p>0,8</text:p>
          </table:table-cell>
          <table:table-cell table:style-name="ce53" table:formula="of:=[.G4]-1.96*[.H4]" office:value-type="float" office:value="-0.923019908904717" calcext:value-type="float">
            <text:p>-1</text:p>
          </table:table-cell>
          <table:table-cell table:style-name="ce53" table:formula="of:=[.G4]+1.96*[.H4]" office:value-type="float" office:value="2.16233838859017" calcext:value-type="float">
            <text:p>2</text:p>
          </table:table-cell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table:formula="of:=[$Kw34.B5]-[$Kw30.B5]" office:value-type="float" office:value="0" calcext:value-type="float">
            <text:p><text:s/>- </text:p>
          </table:table-cell>
          <table:table-cell table:style-name="ce21" table:formula="of:=[$Kw34.C5]-[$Kw30.C5]" office:value-type="float" office:value="0" calcext:value-type="float">
            <text:p><text:s/>- </text:p>
          </table:table-cell>
          <table:table-cell table:style-name="ce21" office:value-type="float" office:value="2172" calcext:value-type="float">
            <text:p><text:s/>2.172 </text:p>
          </table:table-cell>
          <table:table-cell table:style-name="ce46" table:formula="of:=[.B5]+[.C5]" office:value-type="float" office:value="0" calcext:value-type="float">
            <text:p><text:s/>- </text:p>
          </table:table-cell>
          <table:table-cell table:style-name="ce48" office:value-type="float" office:value="0.000662137263933671" calcext:value-type="float">
            <text:p>0,0007</text:p>
          </table:table-cell>
          <table:table-cell table:style-name="ce21" table:formula="of:=[.D5]*[.F5]" office:value-type="float" office:value="1.43816213726393" calcext:value-type="float">
            <text:p><text:s/>1 </text:p>
          </table:table-cell>
          <table:table-cell table:style-name="ce50" table:formula="of:=SQRT((1-[.F5])*[.F5]*[.D5])" office:value-type="float" office:value="1.19883688486853" calcext:value-type="float">
            <text:p>1,2</text:p>
          </table:table-cell>
          <table:table-cell table:style-name="ce53" table:formula="of:=[.G5]-1.96*[.H5]" office:value-type="float" office:value="-0.911558157078378" calcext:value-type="float">
            <text:p>-1</text:p>
          </table:table-cell>
          <table:table-cell table:style-name="ce53" table:formula="of:=[.G5]+1.96*[.H5]" office:value-type="float" office:value="3.78788243160625" calcext:value-type="float">
            <text:p>4</text:p>
          </table:table-cell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table:formula="of:=[$Kw34.B6]-[$Kw30.B6]" office:value-type="float" office:value="2" calcext:value-type="float">
            <text:p><text:s/>2 </text:p>
          </table:table-cell>
          <table:table-cell table:style-name="ce21" table:formula="of:=[$Kw34.C6]-[$Kw30.C6]" office:value-type="float" office:value="0" calcext:value-type="float">
            <text:p><text:s/>- </text:p>
          </table:table-cell>
          <table:table-cell table:style-name="ce21" office:value-type="float" office:value="1900" calcext:value-type="float">
            <text:p><text:s/>1.900 </text:p>
          </table:table-cell>
          <table:table-cell table:style-name="ce47" table:formula="of:=[.B6]+[.C6]" office:value-type="float" office:value="2" calcext:value-type="float">
            <text:p><text:s/>2 </text:p>
          </table:table-cell>
          <table:table-cell table:style-name="ce48" office:value-type="float" office:value="0.00235177980372801" calcext:value-type="float">
            <text:p>0,0024</text:p>
          </table:table-cell>
          <table:table-cell table:style-name="ce21" table:formula="of:=[.D6]*[.F6]" office:value-type="float" office:value="4.46838162708322" calcext:value-type="float">
            <text:p><text:s/>4 </text:p>
          </table:table-cell>
          <table:table-cell table:style-name="ce50" table:formula="of:=SQRT((1-[.F6])*[.F6]*[.D6])" office:value-type="float" office:value="2.11136756094653" calcext:value-type="float">
            <text:p>2,1</text:p>
          </table:table-cell>
          <table:table-cell table:style-name="ce53" table:formula="of:=[.G6]-1.96*[.H6]" office:value-type="float" office:value="0.330101207628023" calcext:value-type="float">
            <text:p>0</text:p>
          </table:table-cell>
          <table:table-cell table:style-name="ce53" table:formula="of:=[.G6]+1.96*[.H6]" office:value-type="float" office:value="8.60666204653842" calcext:value-type="float">
            <text:p>9</text:p>
          </table:table-cell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table:formula="of:=[$Kw34.B7]-[$Kw30.B7]" office:value-type="float" office:value="3" calcext:value-type="float">
            <text:p><text:s/>3 </text:p>
          </table:table-cell>
          <table:table-cell table:style-name="ce21" table:formula="of:=[$Kw34.C7]-[$Kw30.C7]" office:value-type="float" office:value="3" calcext:value-type="float">
            <text:p><text:s/>3 </text:p>
          </table:table-cell>
          <table:table-cell table:style-name="ce21" office:value-type="float" office:value="1513" calcext:value-type="float">
            <text:p><text:s/>1.513 </text:p>
          </table:table-cell>
          <table:table-cell table:style-name="ce46" table:formula="of:=[.B7]+[.C7]" office:value-type="float" office:value="6" calcext:value-type="float">
            <text:p><text:s/>6 </text:p>
          </table:table-cell>
          <table:table-cell table:style-name="ce48" office:value-type="float" office:value="0.00776563589862823" calcext:value-type="float">
            <text:p>0,0078</text:p>
          </table:table-cell>
          <table:table-cell table:style-name="ce21" table:formula="of:=[.D7]*[.F7]" office:value-type="float" office:value="11.7494071146245" calcext:value-type="float">
            <text:p><text:s/>12 </text:p>
          </table:table-cell>
          <table:table-cell table:style-name="ce50" table:formula="of:=SQRT((1-[.F7])*[.F7]*[.D7])" office:value-type="float" office:value="3.41440558471714" calcext:value-type="float">
            <text:p>3,4</text:p>
          </table:table-cell>
          <table:table-cell table:style-name="ce53" table:formula="of:=[.G7]-1.96*[.H7]" office:value-type="float" office:value="5.05717216857892" calcext:value-type="float">
            <text:p>5</text:p>
          </table:table-cell>
          <table:table-cell table:style-name="ce53" table:formula="of:=[.G7]+1.96*[.H7]" office:value-type="float" office:value="18.4416420606701" calcext:value-type="float">
            <text:p>18</text:p>
          </table:table-cell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table:formula="of:=[$Kw34.B8]-[$Kw30.B8]" office:value-type="float" office:value="13" calcext:value-type="float">
            <text:p><text:s/>13 </text:p>
          </table:table-cell>
          <table:table-cell table:style-name="ce21" table:formula="of:=[$Kw34.C8]-[$Kw30.C8]" office:value-type="float" office:value="2" calcext:value-type="float">
            <text:p><text:s/>2 </text:p>
          </table:table-cell>
          <table:table-cell table:style-name="ce21" office:value-type="float" office:value="735" calcext:value-type="float">
            <text:p><text:s/>735 </text:p>
          </table:table-cell>
          <table:table-cell table:style-name="ce21" table:formula="of:=[.B8]+[.C8]" office:value-type="float" office:value="15" calcext:value-type="float">
            <text:p><text:s/>15 </text:p>
          </table:table-cell>
          <table:table-cell table:style-name="ce48" office:value-type="float" office:value="0.0400195651207257" calcext:value-type="float">
            <text:p>0,0400</text:p>
          </table:table-cell>
          <table:table-cell table:style-name="ce21" table:formula="of:=[.D8]*[.F8]" office:value-type="float" office:value="29.4143803637334" calcext:value-type="float">
            <text:p><text:s/>29 </text:p>
          </table:table-cell>
          <table:table-cell table:style-name="ce50" table:formula="of:=SQRT((1-[.F8])*[.F8]*[.D8])" office:value-type="float" office:value="5.31387143740618" calcext:value-type="float">
            <text:p>5,3</text:p>
          </table:table-cell>
          <table:table-cell table:style-name="ce53" table:formula="of:=[.G8]-1.96*[.H8]" office:value-type="float" office:value="18.9991923464173" calcext:value-type="float">
            <text:p>19</text:p>
          </table:table-cell>
          <table:table-cell table:style-name="ce53" table:formula="of:=[.G8]+1.96*[.H8]" office:value-type="float" office:value="39.8295683810495" calcext:value-type="float">
            <text:p>40</text:p>
          </table:table-cell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table:formula="of:=[$Kw34.B9]-[$Kw30.B9]" office:value-type="float" office:value="21" calcext:value-type="float">
            <text:p><text:s/>21 </text:p>
          </table:table-cell>
          <table:table-cell table:style-name="ce21" table:formula="of:=[$Kw34.C9]-[$Kw30.C9]" office:value-type="float" office:value="10" calcext:value-type="float">
            <text:p><text:s/>10 </text:p>
          </table:table-cell>
          <table:table-cell table:style-name="ce21" office:value-type="float" office:value="389" calcext:value-type="float">
            <text:p><text:s/>389 </text:p>
          </table:table-cell>
          <table:table-cell table:style-name="ce21" table:formula="of:=[.B9]+[.C9]" office:value-type="float" office:value="31" calcext:value-type="float">
            <text:p><text:s/>31 </text:p>
          </table:table-cell>
          <table:table-cell table:style-name="ce48" office:value-type="float" office:value="0.135332987820679" calcext:value-type="float">
            <text:p>0,1353</text:p>
          </table:table-cell>
          <table:table-cell table:style-name="ce21" table:formula="of:=[.D9]*[.F9]" office:value-type="float" office:value="52.6445322622441" calcext:value-type="float">
            <text:p><text:s/>53 </text:p>
          </table:table-cell>
          <table:table-cell table:style-name="ce50" table:formula="of:=SQRT((1-[.F9])*[.F9]*[.D9])" office:value-type="float" office:value="6.74685040732137" calcext:value-type="float">
            <text:p>6,7</text:p>
          </table:table-cell>
          <table:table-cell table:style-name="ce53" table:formula="of:=[.G9]-1.96*[.H9]" office:value-type="float" office:value="39.4207054638942" calcext:value-type="float">
            <text:p>39</text:p>
          </table:table-cell>
          <table:table-cell table:style-name="ce53" table:formula="of:=[.G9]+1.96*[.H9]" office:value-type="float" office:value="65.868359060594" calcext:value-type="float">
            <text:p>66</text:p>
          </table:table-cell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table:formula="of:=[$Kw34.B10]-[$Kw30.B10]" office:value-type="float" office:value="39" calcext:value-type="float">
            <text:p><text:s/>39 </text:p>
          </table:table-cell>
          <table:table-cell table:style-name="ce21" table:formula="of:=[$Kw34.C10]-[$Kw30.C10]" office:value-type="float" office:value="30" calcext:value-type="float">
            <text:p><text:s/>30 </text:p>
          </table:table-cell>
          <table:table-cell table:style-name="ce21" office:value-type="float" office:value="277" calcext:value-type="float">
            <text:p><text:s/>277 </text:p>
          </table:table-cell>
          <table:table-cell table:style-name="ce46" table:formula="of:=[.B10]+[.C10]" office:value-type="float" office:value="69" calcext:value-type="float">
            <text:p><text:s/>69 </text:p>
          </table:table-cell>
          <table:table-cell table:style-name="ce48" office:value-type="float" office:value="0.249786871270247" calcext:value-type="float">
            <text:p>0,2498</text:p>
          </table:table-cell>
          <table:table-cell table:style-name="ce21" table:formula="of:=[.D10]*[.F10]" office:value-type="float" office:value="69.1909633418584" calcext:value-type="float">
            <text:p><text:s/>69 </text:p>
          </table:table-cell>
          <table:table-cell table:style-name="ce50" table:formula="of:=SQRT((1-[.F10])*[.F10]*[.D10])" office:value-type="float" office:value="7.20471852944452" calcext:value-type="float">
            <text:p>7,2</text:p>
          </table:table-cell>
          <table:table-cell table:style-name="ce54" table:formula="of:=[.G10]-1.96*[.H10]" office:value-type="float" office:value="55.0697150241472" calcext:value-type="float">
            <text:p>55</text:p>
          </table:table-cell>
          <table:table-cell table:style-name="ce53" table:formula="of:=[.G10]+1.96*[.H10]" office:value-type="float" office:value="83.3122116595697" calcext:value-type="float">
            <text:p>83</text:p>
          </table:table-cell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table:formula="of:=[$Kw34.B11]-[$Kw30.B11]" office:value-type="float" office:value="15" calcext:value-type="float">
            <text:p><text:s/>15 </text:p>
          </table:table-cell>
          <table:table-cell table:style-name="ce21" table:formula="of:=[$Kw34.C11]-[$Kw30.C11]" office:value-type="float" office:value="13" calcext:value-type="float">
            <text:p><text:s/>13 </text:p>
          </table:table-cell>
          <table:table-cell table:style-name="ce21" office:value-type="float" office:value="79" calcext:value-type="float">
            <text:p><text:s/>79 </text:p>
          </table:table-cell>
          <table:table-cell table:style-name="ce46" table:formula="of:=[.B11]+[.C11]" office:value-type="float" office:value="28" calcext:value-type="float">
            <text:p><text:s/>28 </text:p>
          </table:table-cell>
          <table:table-cell table:style-name="ce48" office:value-type="float" office:value="0.314031180400891" calcext:value-type="float">
            <text:p>0,3140</text:p>
          </table:table-cell>
          <table:table-cell table:style-name="ce21" table:formula="of:=[.D11]*[.F11]" office:value-type="float" office:value="24.8084632516704" calcext:value-type="float">
            <text:p><text:s/>25 </text:p>
          </table:table-cell>
          <table:table-cell table:style-name="ce50" table:formula="of:=SQRT((1-[.F11])*[.F11]*[.D11])" office:value-type="float" office:value="4.12526753712001" calcext:value-type="float">
            <text:p>4,1</text:p>
          </table:table-cell>
          <table:table-cell table:style-name="ce53" table:formula="of:=[.G11]-1.96*[.H11]" office:value-type="float" office:value="16.7229388789152" calcext:value-type="float">
            <text:p>17</text:p>
          </table:table-cell>
          <table:table-cell table:style-name="ce53" table:formula="of:=[.G11]+1.96*[.H11]" office:value-type="float" office:value="32.8939876244256" calcext:value-type="float">
            <text:p>33</text:p>
          </table:table-cell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table:formula="of:=[$Kw34.B12]-[$Kw30.B12]" office:value-type="float" office:value="0" calcext:value-type="float">
            <text:p><text:s/>- </text:p>
          </table:table-cell>
          <table:table-cell table:style-name="ce21" table:formula="of:=[$Kw34.C12]-[$Kw30.C12]" office:value-type="float" office:value="0" calcext:value-type="float">
            <text:p><text:s/>- </text:p>
          </table:table-cell>
          <table:table-cell table:style-name="ce21" office:value-type="float" office:value="3" calcext:value-type="float">
            <text:p><text:s/>3 </text:p>
          </table:table-cell>
          <table:table-cell table:style-name="ce46" table:formula="of:=[.B12]+[.C12]" office:value-type="float" office:value="0" calcext:value-type="float">
            <text:p><text:s/>- </text:p>
          </table:table-cell>
          <table:table-cell table:style-name="ce48" office:value-type="float" office:value="0.322981366459627" calcext:value-type="float">
            <text:p>0,3230</text:p>
          </table:table-cell>
          <table:table-cell table:style-name="ce21" table:formula="of:=[.D12]*[.F12]" office:value-type="float" office:value="0.968944099378881" calcext:value-type="float">
            <text:p><text:s/>1 </text:p>
          </table:table-cell>
          <table:table-cell table:style-name="ce50" table:formula="of:=SQRT((1-[.F12])*[.F12]*[.D12])" office:value-type="float" office:value="0.80993407764984" calcext:value-type="float">
            <text:p>0,8</text:p>
          </table:table-cell>
          <table:table-cell table:style-name="ce53" table:formula="of:=[.G12]-1.96*[.H12]" office:value-type="float" office:value="-0.618526692814806" calcext:value-type="float">
            <text:p>-1</text:p>
          </table:table-cell>
          <table:table-cell table:style-name="ce53" table:formula="of:=[.G12]+1.96*[.H12]" office:value-type="float" office:value="2.55641489157257" calcext:value-type="float">
            <text:p>3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rognose der Todesfälle im Zeitraum 31. - 34. Kw anhand der Neufälle in der 27 - 30. Kw</text:p>
          </table:table-cell>
          <table:table-cell table:number-columns-repeated="9"/>
        </table:table-row>
        <table:table-row table:style-name="ro3" table:number-rows-repeated="104856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K30_K26" table:style-name="ta2">
        <table:table-column table:style-name="co5" table:default-cell-style-name="ce17"/>
        <table:table-column table:style-name="co5" table:number-columns-repeated="3" table:default-cell-style-name="ce21"/>
        <table:table-column table:style-name="co5" table:default-cell-style-name="ce46"/>
        <table:table-column table:style-name="co5" table:default-cell-style-name="ce56"/>
        <table:table-column table:style-name="co5" table:default-cell-style-name="ce21"/>
        <table:table-column table:style-name="co5" table:default-cell-style-name="ce50"/>
        <table:table-column table:style-name="co5" table:number-columns-repeated="2" table:default-cell-style-name="ce53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  <table:table-cell table:style-name="ce16" office:value-type="string" calcext:value-type="string">
            <text:p>Deaths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Prognose</text:p>
          </table:table-cell>
          <table:table-cell table:style-name="ce49" office:value-type="string" calcext:value-type="string">
            <text:p>SD</text:p>
          </table:table-cell>
          <table:table-cell table:number-columns-repeated="2" table:style-name="ce52" office:value-type="string" calcext:value-type="string">
            <text:p>CI 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Kw30.B2]-[$Kw26.B2]" office:value-type="float" office:value="0" calcext:value-type="float">
            <text:p><text:s/>- </text:p>
          </table:table-cell>
          <table:table-cell table:formula="of:=[$Kw30.C2]-[$Kw26.C2]" office:value-type="float" office:value="0" calcext:value-type="float">
            <text:p><text:s/>- </text:p>
          </table:table-cell>
          <table:table-cell office:value-type="float" office:value="1044" calcext:value-type="float">
            <text:p><text:s/>1.044 </text:p>
          </table:table-cell>
          <table:table-cell table:formula="of:=[.B2]+[.C2]" office:value-type="float" office:value="0" calcext:value-type="float">
            <text:p><text:s/>- </text:p>
          </table:table-cell>
          <table:table-cell office:value-type="float" office:value="0.000125533517449159" calcext:value-type="float">
            <text:p>0,0001</text:p>
          </table:table-cell>
          <table:table-cell table:formula="of:=[.D2]*[.F2]" office:value-type="float" office:value="0.131056992216922" calcext:value-type="float">
            <text:p><text:s/>0 </text:p>
          </table:table-cell>
          <table:table-cell table:formula="of:=SQRT((1-[.F2])*[.F2]*[.D2])" office:value-type="float" office:value="0.361995221200091" calcext:value-type="float">
            <text:p>0,4</text:p>
          </table:table-cell>
          <table:table-cell table:formula="of:=[.G2]-1.96*[.H2]" office:value-type="float" office:value="-0.578453641335256" calcext:value-type="float">
            <text:p>-1</text:p>
          </table:table-cell>
          <table:table-cell table:formula="of:=[.G2]+1.96*[.H2]" office:value-type="float" office:value="0.840567625769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Kw30.B3]-[$Kw26.B3]" office:value-type="float" office:value="0" calcext:value-type="float">
            <text:p><text:s/>- </text:p>
          </table:table-cell>
          <table:table-cell table:formula="of:=[$Kw30.C3]-[$Kw26.C3]" office:value-type="float" office:value="0" calcext:value-type="float">
            <text:p><text:s/>- </text:p>
          </table:table-cell>
          <table:table-cell office:value-type="float" office:value="1233" calcext:value-type="float">
            <text:p><text:s/>1.233 </text:p>
          </table:table-cell>
          <table:table-cell table:formula="of:=[.B3]+[.C3]" office:value-type="float" office:value="0" calcext:value-type="float">
            <text:p><text:s/>- </text:p>
          </table:table-cell>
          <table:table-cell office:value-type="float" office:value="0.000135878796113866" calcext:value-type="float">
            <text:p>0,0001</text:p>
          </table:table-cell>
          <table:table-cell table:formula="of:=[.D3]*[.F3]" office:value-type="float" office:value="0.167538555608397" calcext:value-type="float">
            <text:p><text:s/>0 </text:p>
          </table:table-cell>
          <table:table-cell table:formula="of:=SQRT((1-[.F3])*[.F3]*[.D3])" office:value-type="float" office:value="0.409286929514196" calcext:value-type="float">
            <text:p>0,4</text:p>
          </table:table-cell>
          <table:table-cell table:formula="of:=[.G3]-1.96*[.H3]" office:value-type="float" office:value="-0.634663826239426" calcext:value-type="float">
            <text:p>-1</text:p>
          </table:table-cell>
          <table:table-cell table:formula="of:=[.G3]+1.96*[.H3]" office:value-type="float" office:value="0.96974093745622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Kw30.B4]-[$Kw26.B4]" office:value-type="float" office:value="0" calcext:value-type="float">
            <text:p><text:s/>- </text:p>
          </table:table-cell>
          <table:table-cell table:formula="of:=[$Kw30.C4]-[$Kw26.C4]" office:value-type="float" office:value="0" calcext:value-type="float">
            <text:p><text:s/>- </text:p>
          </table:table-cell>
          <table:table-cell office:value-type="float" office:value="2276" calcext:value-type="float">
            <text:p><text:s/>2.276 </text:p>
          </table:table-cell>
          <table:table-cell table:formula="of:=[.B4]+[.C4]" office:value-type="float" office:value="0" calcext:value-type="float">
            <text:p><text:s/>- </text:p>
          </table:table-cell>
          <table:table-cell office:value-type="float" office:value="0.000262123197903014" calcext:value-type="float">
            <text:p>0,0003</text:p>
          </table:table-cell>
          <table:table-cell table:formula="of:=[.D4]*[.F4]" office:value-type="float" office:value="0.59659239842726" calcext:value-type="float">
            <text:p><text:s/>1 </text:p>
          </table:table-cell>
          <table:table-cell table:formula="of:=SQRT((1-[.F4])*[.F4]*[.D4])" office:value-type="float" office:value="0.772292702101955" calcext:value-type="float">
            <text:p>0,8</text:p>
          </table:table-cell>
          <table:table-cell table:formula="of:=[.G4]-1.96*[.H4]" office:value-type="float" office:value="-0.917101297692572" calcext:value-type="float">
            <text:p>-1</text:p>
          </table:table-cell>
          <table:table-cell table:formula="of:=[.G4]+1.96*[.H4]" office:value-type="float" office:value="2.11028609454709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Kw30.B5]-[$Kw26.B5]" office:value-type="float" office:value="0" calcext:value-type="float">
            <text:p><text:s/>- </text:p>
          </table:table-cell>
          <table:table-cell table:formula="of:=[$Kw30.C5]-[$Kw26.C5]" office:value-type="float" office:value="0" calcext:value-type="float">
            <text:p><text:s/>- </text:p>
          </table:table-cell>
          <table:table-cell office:value-type="float" office:value="2175" calcext:value-type="float">
            <text:p><text:s/>2.175 </text:p>
          </table:table-cell>
          <table:table-cell table:formula="of:=[.B5]+[.C5]" office:value-type="float" office:value="0" calcext:value-type="float">
            <text:p><text:s/>- </text:p>
          </table:table-cell>
          <table:table-cell office:value-type="float" office:value="0.000662137263933671" calcext:value-type="float">
            <text:p>0,0007</text:p>
          </table:table-cell>
          <table:table-cell table:formula="of:=[.D5]*[.F5]" office:value-type="float" office:value="1.44014854905573" calcext:value-type="float">
            <text:p><text:s/>1 </text:p>
          </table:table-cell>
          <table:table-cell table:formula="of:=SQRT((1-[.F5])*[.F5]*[.D5])" office:value-type="float" office:value="1.19966452520519" calcext:value-type="float">
            <text:p>1,2</text:p>
          </table:table-cell>
          <table:table-cell table:formula="of:=[.G5]-1.96*[.H5]" office:value-type="float" office:value="-0.911193920346447" calcext:value-type="float">
            <text:p>-1</text:p>
          </table:table-cell>
          <table:table-cell table:formula="of:=[.G5]+1.96*[.H5]" office:value-type="float" office:value="3.79149101845792" calcext:value-type="float">
            <text:p>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Kw30.B6]-[$Kw26.B6]" office:value-type="float" office:value="7" calcext:value-type="float">
            <text:p><text:s/>7 </text:p>
          </table:table-cell>
          <table:table-cell table:formula="of:=[$Kw30.C6]-[$Kw26.C6]" office:value-type="float" office:value="0" calcext:value-type="float">
            <text:p><text:s/>- </text:p>
          </table:table-cell>
          <table:table-cell office:value-type="float" office:value="2009" calcext:value-type="float">
            <text:p><text:s/>2.009 </text:p>
          </table:table-cell>
          <table:table-cell table:formula="of:=[.B6]+[.C6]" office:value-type="float" office:value="7" calcext:value-type="float">
            <text:p><text:s/>7 </text:p>
          </table:table-cell>
          <table:table-cell office:value-type="float" office:value="0.00235177980372801" calcext:value-type="float">
            <text:p>0,0024</text:p>
          </table:table-cell>
          <table:table-cell table:formula="of:=[.D6]*[.F6]" office:value-type="float" office:value="4.72472562568957" calcext:value-type="float">
            <text:p><text:s/>5 </text:p>
          </table:table-cell>
          <table:table-cell table:formula="of:=SQRT((1-[.F6])*[.F6]*[.D6])" office:value-type="float" office:value="2.1710859290652" calcext:value-type="float">
            <text:p>2,2</text:p>
          </table:table-cell>
          <table:table-cell table:formula="of:=[.G6]-1.96*[.H6]" office:value-type="float" office:value="0.469397204721773" calcext:value-type="float">
            <text:p>0</text:p>
          </table:table-cell>
          <table:table-cell table:formula="of:=[.G6]+1.96*[.H6]" office:value-type="float" office:value="8.98005404665737" calcext:value-type="float">
            <text:p>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Kw30.B7]-[$Kw26.B7]" office:value-type="float" office:value="7" calcext:value-type="float">
            <text:p><text:s/>7 </text:p>
          </table:table-cell>
          <table:table-cell table:formula="of:=[$Kw30.C7]-[$Kw26.C7]" office:value-type="float" office:value="2" calcext:value-type="float">
            <text:p><text:s/>2 </text:p>
          </table:table-cell>
          <table:table-cell office:value-type="float" office:value="1540" calcext:value-type="float">
            <text:p><text:s/>1.540 </text:p>
          </table:table-cell>
          <table:table-cell table:formula="of:=[.B7]+[.C7]" office:value-type="float" office:value="9" calcext:value-type="float">
            <text:p><text:s/>9 </text:p>
          </table:table-cell>
          <table:table-cell office:value-type="float" office:value="0.00776563589862823" calcext:value-type="float">
            <text:p>0,0078</text:p>
          </table:table-cell>
          <table:table-cell table:formula="of:=[.D7]*[.F7]" office:value-type="float" office:value="11.9590792838875" calcext:value-type="float">
            <text:p><text:s/>12 </text:p>
          </table:table-cell>
          <table:table-cell table:formula="of:=SQRT((1-[.F7])*[.F7]*[.D7])" office:value-type="float" office:value="3.44473648171903" calcext:value-type="float">
            <text:p>3,4</text:p>
          </table:table-cell>
          <table:table-cell table:formula="of:=[.G7]-1.96*[.H7]" office:value-type="float" office:value="5.20739577971818" calcext:value-type="float">
            <text:p>5</text:p>
          </table:table-cell>
          <table:table-cell table:formula="of:=[.G7]+1.96*[.H7]" office:value-type="float" office:value="18.7107627880568" calcext:value-type="float">
            <text:p>1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Kw30.B8]-[$Kw26.B8]" office:value-type="float" office:value="17" calcext:value-type="float">
            <text:p><text:s/>17 </text:p>
          </table:table-cell>
          <table:table-cell table:formula="of:=[$Kw30.C8]-[$Kw26.C8]" office:value-type="float" office:value="9" calcext:value-type="float">
            <text:p><text:s/>9 </text:p>
          </table:table-cell>
          <table:table-cell office:value-type="float" office:value="665" calcext:value-type="float">
            <text:p><text:s/>665 </text:p>
          </table:table-cell>
          <table:table-cell table:formula="of:=[.B8]+[.C8]" office:value-type="float" office:value="26" calcext:value-type="float">
            <text:p><text:s/>26 </text:p>
          </table:table-cell>
          <table:table-cell office:value-type="float" office:value="0.0400195651207257" calcext:value-type="float">
            <text:p>0,0400</text:p>
          </table:table-cell>
          <table:table-cell table:formula="of:=[.D8]*[.F8]" office:value-type="float" office:value="26.6130108052826" calcext:value-type="float">
            <text:p><text:s/>27 </text:p>
          </table:table-cell>
          <table:table-cell table:formula="of:=SQRT((1-[.F8])*[.F8]*[.D8])" office:value-type="float" office:value="5.05449994423801" calcext:value-type="float">
            <text:p>5,1</text:p>
          </table:table-cell>
          <table:table-cell table:formula="of:=[.G8]-1.96*[.H8]" office:value-type="float" office:value="16.7061909145761" calcext:value-type="float">
            <text:p>17</text:p>
          </table:table-cell>
          <table:table-cell table:formula="of:=[.G8]+1.96*[.H8]" office:value-type="float" office:value="36.5198306959891" calcext:value-type="float">
            <text:p>3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Kw30.B9]-[$Kw26.B9]" office:value-type="float" office:value="23" calcext:value-type="float">
            <text:p><text:s/>23 </text:p>
          </table:table-cell>
          <table:table-cell table:formula="of:=[$Kw30.C9]-[$Kw26.C9]" office:value-type="float" office:value="11" calcext:value-type="float">
            <text:p><text:s/>11 </text:p>
          </table:table-cell>
          <table:table-cell office:value-type="float" office:value="407" calcext:value-type="float">
            <text:p><text:s/>407 </text:p>
          </table:table-cell>
          <table:table-cell table:style-name="ce21" table:formula="of:=[.B9]+[.C9]" office:value-type="float" office:value="34" calcext:value-type="float">
            <text:p><text:s/>34 </text:p>
          </table:table-cell>
          <table:table-cell office:value-type="float" office:value="0.135332987820679" calcext:value-type="float">
            <text:p>0,1353</text:p>
          </table:table-cell>
          <table:table-cell table:formula="of:=[.D9]*[.F9]" office:value-type="float" office:value="55.0805260430164" calcext:value-type="float">
            <text:p><text:s/>55 </text:p>
          </table:table-cell>
          <table:table-cell table:formula="of:=SQRT((1-[.F9])*[.F9]*[.D9])" office:value-type="float" office:value="6.90118206417424" calcext:value-type="float">
            <text:p>6,9</text:p>
          </table:table-cell>
          <table:table-cell table:formula="of:=[.G9]-1.96*[.H9]" office:value-type="float" office:value="41.5542091972348" calcext:value-type="float">
            <text:p>42</text:p>
          </table:table-cell>
          <table:table-cell table:formula="of:=[.G9]+1.96*[.H9]" office:value-type="float" office:value="68.6068428887979" calcext:value-type="float">
            <text:p>6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Kw30.B10]-[$Kw26.B10]" office:value-type="float" office:value="20" calcext:value-type="float">
            <text:p><text:s/>20 </text:p>
          </table:table-cell>
          <table:table-cell table:formula="of:=[$Kw30.C10]-[$Kw26.C10]" office:value-type="float" office:value="33" calcext:value-type="float">
            <text:p><text:s/>33 </text:p>
          </table:table-cell>
          <table:table-cell office:value-type="float" office:value="432" calcext:value-type="float">
            <text:p><text:s/>432 </text:p>
          </table:table-cell>
          <table:table-cell table:style-name="ce21" table:formula="of:=[.B10]+[.C10]" office:value-type="float" office:value="53" calcext:value-type="float">
            <text:p><text:s/>53 </text:p>
          </table:table-cell>
          <table:table-cell office:value-type="float" office:value="0.249786871270247" calcext:value-type="float">
            <text:p>0,2498</text:p>
          </table:table-cell>
          <table:table-cell table:formula="of:=[.D10]*[.F10]" office:value-type="float" office:value="107.907928388747" calcext:value-type="float">
            <text:p><text:s/>108 </text:p>
          </table:table-cell>
          <table:table-cell table:formula="of:=SQRT((1-[.F10])*[.F10]*[.D10])" office:value-type="float" office:value="8.99744100126629" calcext:value-type="float">
            <text:p>9,0</text:p>
          </table:table-cell>
          <table:table-cell table:style-name="ce54" table:formula="of:=[.G10]-1.96*[.H10]" office:value-type="float" office:value="90.2729440262648" calcext:value-type="float">
            <text:p>90</text:p>
          </table:table-cell>
          <table:table-cell table:formula="of:=[.G10]+1.96*[.H10]" office:value-type="float" office:value="125.542912751229" calcext:value-type="float">
            <text:p>12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Kw30.B11]-[$Kw26.B11]" office:value-type="float" office:value="8" calcext:value-type="float">
            <text:p><text:s/>8 </text:p>
          </table:table-cell>
          <table:table-cell table:formula="of:=[$Kw30.C11]-[$Kw26.C11]" office:value-type="float" office:value="23" calcext:value-type="float">
            <text:p><text:s/>23 </text:p>
          </table:table-cell>
          <table:table-cell office:value-type="float" office:value="151" calcext:value-type="float">
            <text:p><text:s/>151 </text:p>
          </table:table-cell>
          <table:table-cell table:style-name="ce21" table:formula="of:=[.B11]+[.C11]" office:value-type="float" office:value="31" calcext:value-type="float">
            <text:p><text:s/>31 </text:p>
          </table:table-cell>
          <table:table-cell office:value-type="float" office:value="0.314031180400891" calcext:value-type="float">
            <text:p>0,3140</text:p>
          </table:table-cell>
          <table:table-cell table:formula="of:=[.D11]*[.F11]" office:value-type="float" office:value="47.4187082405345" calcext:value-type="float">
            <text:p><text:s/>47 </text:p>
          </table:table-cell>
          <table:table-cell table:formula="of:=SQRT((1-[.F11])*[.F11]*[.D11])" office:value-type="float" office:value="5.7033109084701" calcext:value-type="float">
            <text:p>5,7</text:p>
          </table:table-cell>
          <table:table-cell table:formula="of:=[.G11]-1.96*[.H11]" office:value-type="float" office:value="36.2402188599331" calcext:value-type="float">
            <text:p>36</text:p>
          </table:table-cell>
          <table:table-cell table:formula="of:=[.G11]+1.96*[.H11]" office:value-type="float" office:value="58.5971976211359" calcext:value-type="float">
            <text:p>5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Kw30.B12]-[$Kw26.B12]" office:value-type="float" office:value="0" calcext:value-type="float">
            <text:p><text:s/>- </text:p>
          </table:table-cell>
          <table:table-cell table:formula="of:=[$Kw30.C12]-[$Kw26.C12]" office:value-type="float" office:value="-1" calcext:value-type="float">
            <text:p>-1 </text:p>
          </table:table-cell>
          <table:table-cell office:value-type="float" office:value="1" calcext:value-type="float">
            <text:p><text:s/>1 </text:p>
          </table:table-cell>
          <table:table-cell table:formula="of:=[.B12]+[.C12]" office:value-type="float" office:value="-1" calcext:value-type="float">
            <text:p>-1 </text:p>
          </table:table-cell>
          <table:table-cell office:value-type="float" office:value="0.322981366459627" calcext:value-type="float">
            <text:p>0,3230</text:p>
          </table:table-cell>
          <table:table-cell table:formula="of:=[.D12]*[.F12]" office:value-type="float" office:value="0.322981366459627" calcext:value-type="float">
            <text:p><text:s/>0 </text:p>
          </table:table-cell>
          <table:table-cell table:formula="of:=SQRT((1-[.F12])*[.F12]*[.D12])" office:value-type="float" office:value="0.467615657756987" calcext:value-type="float">
            <text:p>0,5</text:p>
          </table:table-cell>
          <table:table-cell table:formula="of:=[.G12]-1.96*[.H12]" office:value-type="float" office:value="-0.593545322744067" calcext:value-type="float">
            <text:p>-1</text:p>
          </table:table-cell>
          <table:table-cell table:formula="of:=[.G12]+1.96*[.H12]" office:value-type="float" office:value="1.23950805566332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Kw34.A1:Kw34.D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loext:min-decimal-places="1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.00.0000</text:date>, <text:time style:data-style-name="N2" text:time-value="23:15:44.2811688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9-02T23:17:06.257589399</dc:date>
    <meta:editing-duration>P2DT3H45M56S</meta:editing-duration>
    <meta:generator>LibreOffice/6.1.5.2$Linux_X86_64 LibreOffice_project/10$Build-2</meta:generator>
    <meta:editing-cycles>58</meta:editing-cycles>
    <meta:document-statistic meta:table-count="8" meta:cell-count="883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